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4" style:family="paragraph" style:parent-style-name="Standard">
      <style:paragraph-properties style:line-height-at-least="0.503cm"/>
      <style:text-properties style:font-name="Courier New" fo:font-size="12pt" style:font-size-asian="10.5pt" style:font-size-complex="12pt"/>
    </style:style>
    <style:style style:name="P5" style:family="paragraph" style:parent-style-name="Standard" style:list-style-name="L1">
      <style:text-properties officeooo:paragraph-rsid="000782fe"/>
    </style:style>
    <style:style style:name="P6" style:family="paragraph" style:parent-style-name="Standard" style:list-style-name="L1">
      <style:text-properties officeooo:rsid="000782fe" officeooo:paragraph-rsid="000782fe"/>
    </style:style>
    <style:style style:name="P7" style:family="paragraph" style:parent-style-name="Standard">
      <style:text-properties officeooo:rsid="000782fe" officeooo:paragraph-rsid="000782f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color="#6a9955" style:font-name="Droid Sans Mono" fo:font-size="10.5pt" fo:font-weight="normal" officeooo:rsid="000782fe" officeooo:paragraph-rsid="000782fe" fo:background-color="#1e1e1e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style:line-height-at-least="0.503cm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/>
      <style:text-properties fo:color="#000000" style:font-name="Courier New" fo:font-size="12pt" fo:font-weight="bold" officeooo:rsid="000df0dd" officeooo:paragraph-rsid="000df0dd" fo:background-color="#ff8000" style:font-size-asian="10.5pt" style:font-weight-asian="bold" style:font-size-complex="12pt" style:font-weight-complex="bold"/>
    </style:style>
    <style:style style:name="P17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18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weight="normal" style:font-weight-asian="normal" style:font-weight-complex="normal"/>
    </style:style>
    <style:style style:name="T3" style:family="text">
      <style:text-properties style:font-name="Courier New" fo:font-weight="normal" officeooo:rsid="000782fe" style:font-weight-asian="normal" style:font-weight-complex="normal"/>
    </style:style>
    <style:style style:name="T4" style:family="text">
      <style:text-properties style:font-name="Courier New" fo:font-weight="bold" style:font-weight-asian="bold" style:font-weight-complex="bold"/>
    </style:style>
    <style:style style:name="T5" style:family="text">
      <style:text-properties style:font-name="Courier New" style:font-weight-asian="normal" style:font-weight-complex="normal"/>
    </style:style>
    <style:style style:name="T6" style:family="text">
      <style:text-properties fo:color="#569cd6"/>
    </style:style>
    <style:style style:name="T7" style:family="text">
      <style:text-properties fo:color="#d4d4d4" style:font-name="Droid Sans Mono" fo:font-size="10.5pt" fo:font-weight="normal" fo:background-color="#1e1e1e" loext:char-shading-value="0"/>
    </style:style>
    <style:style style:name="T8" style:family="text">
      <style:text-properties fo:color="#d4d4d4" fo:font-weight="normal" fo:background-color="#1e1e1e" loext:char-shading-value="0"/>
    </style:style>
    <style:style style:name="T9" style:family="text">
      <style:text-properties fo:color="#9cdcfe"/>
    </style:style>
    <style:style style:name="T10" style:family="text">
      <style:text-properties fo:color="#9cdcfe" style:font-name="Droid Sans Mono" fo:font-size="10.5pt" fo:font-weight="normal" fo:background-color="#1e1e1e" loext:char-shading-value="0"/>
    </style:style>
    <style:style style:name="T11" style:family="text">
      <style:text-properties fo:color="#dcdcaa"/>
    </style:style>
    <style:style style:name="T12" style:family="text">
      <style:text-properties fo:color="#dcdcaa" style:font-name="Droid Sans Mono" fo:font-size="10.5pt" fo:font-weight="normal" fo:background-color="#1e1e1e" loext:char-shading-value="0"/>
    </style:style>
    <style:style style:name="T13" style:family="text">
      <style:text-properties fo:color="#ce9178"/>
    </style:style>
    <style:style style:name="T14" style:family="text">
      <style:text-properties fo:color="#b5cea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2"><text:span text:style-name="T1">camelCase</text:span> → primeira palavra em minúsculo e as palavras seguintes com a primeira letra em maiúsculo.</text:p>
      <text:p text:style-name="P2"/>
      <text:p text:style-name="P1">Tipos primitivos:</text:p>
      <text:list xml:id="list2157396431" text:style-name="L1">
        <text:list-item>
          <text:p text:style-name="P5"><text:span text:style-name="T3">String literal;</text:span></text:p>
        </text:list-item>
        <text:list-item>
          <text:p text:style-name="P5"><text:span text:style-name="T3">Number literal;</text:span></text:p>
        </text:list-item>
        <text:list-item>
          <text:p text:style-name="P5"><text:span text:style-name="T3">Boolean;</text:span></text:p>
        </text:list-item>
        <text:list-item>
          <text:p text:style-name="P6"><text:span text:style-name="T2">Undefined;</text:span></text:p>
        </text:list-item>
        <text:list-item>
          <text:p text:style-name="P6"><text:span text:style-name="T2">null → redefinir um valor.</text:span></text:p>
        </text:list-item>
      </text:list>
      <text:p text:style-name="P7"><text:span text:style-name="T2"/></text:p>
      <text:p text:style-name="P7"><text:span text:style-name="T4">typeof</text:span><text:span text:style-name="T2"> → definife o tipo primitivo da variável.</text:span></text:p>
      <text:p text:style-name="P7"><text:span text:style-name="T2"/></text:p>
      <text:p text:style-name="P7"><text:span text:style-name="T2"/></text:p>
      <text:p text:style-name="P10"><text:span text:style-name="T5">// Operador tenário</text:span></text:p>
      <text:p text:style-name="P8"><text:span text:style-name="T6">var</text:span> <text:span text:style-name="T9">idade</text:span> = <text:span text:style-name="T9">readlineSync</text:span>.<text:span text:style-name="T11">question</text:span>(<text:span text:style-name="T13">"Digite sua idade: "</text:span>)</text:p>
      <text:p text:style-name="P8"><text:span text:style-name="T6">let</text:span> <text:span text:style-name="T9">maioridade</text:span> = <text:span text:style-name="T9">idade</text:span> &gt;= <text:span text:style-name="T14">18</text:span> ? <text:span text:style-name="T13">'Maior de idade!'</text:span> : <text:span text:style-name="T13">'Menor de idade!'</text:span></text:p>
      <text:p text:style-name="P8"><text:span text:style-name="T9">console</text:span>.<text:span text:style-name="T11">log</text:span>(<text:span text:style-name="T13">"==================="</text:span>)</text:p>
      <text:p text:style-name="P11"><text:span text:style-name="T10">console</text:span><text:span text:style-name="T7">.</text:span><text:span text:style-name="T12">log</text:span><text:span text:style-name="T7">(</text:span><text:span text:style-name="T10">maioridade</text:span><text:span text:style-name="T7">)</text:span></text:p>
      <text:p text:style-name="P4"><text:span text:style-name="T8"/></text:p>
      <text:p text:style-name="P17">Falsy:</text:p>
      <text:list xml:id="list3901662256" text:style-name="L2">
        <text:list-item>
          <text:p text:style-name="P13">undefined</text:p>
        </text:list-item>
        <text:list-item>
          <text:p text:style-name="P13">null</text:p>
        </text:list-item>
        <text:list-item>
          <text:p text:style-name="P13">0</text:p>
        </text:list-item>
        <text:list-item>
          <text:p text:style-name="P13">false</text:p>
        </text:list-item>
        <text:list-item>
          <text:p text:style-name="P13">‘’</text:p>
        </text:list-item>
        <text:list-item>
          <text:p text:style-name="P13">NaN – not a number</text:p>
        </text:list-item>
      </text:list>
      <text:p text:style-name="P12"/>
      <text:p text:style-name="P17">Truthy:</text:p>
      <text:list xml:id="list184649194316693" text:continue-numbering="true" text:style-name="L2">
        <text:list-item>
          <text:p text:style-name="P13">valores que não são falsy.</text:p>
        </text:list-item>
      </text:list>
      <text:p text:style-name="P12"/>
      <text:p text:style-name="P12"/>
      <text:p text:style-name="P18">Exercícios:</text:p>
      <text:p text:style-name="P12"><text:span text:style-name="T1">ex001_trocandoValores</text:span> → crie um programa que troque os valores das variáveis apresentadas abaixo:</text:p>
      <text:p text:style-name="P12"/>
      <text:p text:style-name="P9"><text:span text:style-name="T6">let</text:span> <text:span text:style-name="T9">a</text:span> = <text:span text:style-name="T13">"vermelho"</text:span></text:p>
      <text:p text:style-name="P8"><text:span text:style-name="T6">let</text:span> <text:span text:style-name="T9">b</text:span> = <text:span text:style-name="T13">'azul'</text:span></text:p>
      <text:p text:style-name="P11"/>
      <text:p text:style-name="P8"><text:span text:style-name="T9">console</text:span>.<text:span text:style-name="T11">log</text:span>(<text:span text:style-name="T9">a</text:span>)</text:p>
      <text:p text:style-name="P8"><text:span text:style-name="T9">console</text:span>.<text:span text:style-name="T11">log</text:span>(<text:span text:style-name="T9">b</text:span>)</text:p>
      <text:p text:style-name="P12"/>
      <text:p text:style-name="P14"><text:span text:style-name="T1">ex002_horaDoDia </text:span>→ Elabore um programa em que de acordo com a hora do dia ele exiba uma mensagem de acordo com as instruções abaixo:</text:p>
      <text:p text:style-name="P14">Se a hora estiver entre 06:00 até 12:00 → Bom dia!</text:p>
      <text:p text:style-name="P14">Se estiver entre 12:00 até 18:00 → Boa tarde!</text:p>
      <text:p text:style-name="P14">Caso contrátio → Boa noite!</text:p>
      <text:p text:style-name="P14"/>
      <text:p text:style-name="P15"><text:soft-page-break/><text:span text:style-name="T1">ex003_maiorNumero</text:span> → Escreva uma função que usa dois números e retorna o maior entre eles.</text:p>
      <text:p text:style-name="P15"/>
      <text:p text:style-name="P16">FIZZBUZZ (MINI-PROJETO) 1:40: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09-15T18:46:48.253266507</dc:date>
    <meta:editing-duration>PT22M34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2" meta:paragraph-count="36" meta:word-count="186" meta:character-count="1147" meta:non-whitespace-character-count="1008"/>
  </office:meta>
</office:document-meta>
</file>